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2]-[.F12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3]-[.F13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3])" office:value-type="float" office:value="1140" calcext:value-type="float">
            <text:p>1.14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9.222122981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9.2242927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29.544560069</dc:date>
    <meta:print-date>2023-11-06T10:06:24.108000000</meta:print-date>
    <dc:language>pt-PT</dc:language>
    <meta:editing-cycles>633</meta:editing-cycles>
    <meta:editing-duration>P2DT18H49M21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